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137991" officeooo:paragraph-rsid="00137991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137991" officeooo:paragraph-rsid="0013799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3cef5" officeooo:paragraph-rsid="0013cef5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436fd" officeooo:paragraph-rsid="001436fd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1436fd" officeooo:paragraph-rsid="001436fd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436fd" officeooo:paragraph-rsid="0013cef5" style:language-asian="zxx" style:country-asian="none" style:language-complex="zxx" style:country-complex="none"/>
    </style:style>
    <style:style style:name="T1" style:family="text">
      <style:text-properties officeooo:rsid="0014374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diagrama de clases de los product<text:span text:style-name="T1">o</text:span>s de ventas es muy denso y hemos decidido dividirlo en 3 partes:</text:p>
      <text:p text:style-name="P1"/>
      <text:p text:style-name="P2">1.2.2: Diagrama de Ventas 1 (Categorías, Ratings y pedidos):</text:p>
      <text:p text:style-name="P3">Los productos nuevos tienen ratings (formados por estrellas y texto), puestos por los usuarios que los compran.</text:p>
      <text:p text:style-name="P3">Arriba a la izquierda se puede ver el recomendador de productos nuevos, el cual se desarrolla en 1.2.4.</text:p>
      <text:p text:style-name="P4">Los pedidos tienen codigo (para recogerlo), la fecha en la que se ha realizado el pedido y un estado que indica en que fase está el pedido.</text:p>
      <text:p text:style-name="P4">Cada producto nuevo puede ser de tres tipos, y dentro de algunos tipos, tienen ciertos atributos:</text:p>
      <text:list text:style-name="L1">
        <text:list-item>
          <text:p text:style-name="P5">Comic: no tiene atributos especiales.</text:p>
        </text:list-item>
        <text:list-item>
          <text:p text:style-name="P5">Juegos de mesa: se indica el tipo de juego.</text:p>
        </text:list-item>
        <text:list-item>
          <text:p text:style-name="P5">Figuras: Tiene dimensión <text:s/>y categorías jerárquicas, es decir, que pueden tener padre y subcategorías.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8:20:43.965548618</meta:creation-date>
    <dc:date>2026-02-25T19:03:26.868500966</dc:date>
    <meta:editing-duration>PT23M29S</meta:editing-duration>
    <meta:editing-cycles>3</meta:editing-cycles>
    <meta:generator>LibreOffice/25.8.4.2$Linux_X86_64 LibreOffice_project/0366609b1de41a39e1896ae41e33c673f2a73802</meta:generator>
    <meta:print-date>2026-02-25T19:02:47.395356154</meta:print-date>
    <meta:printed-by>PDF files</meta:printed-by>
    <meta:document-statistic meta:table-count="0" meta:image-count="0" meta:object-count="0" meta:page-count="1" meta:paragraph-count="9" meta:word-count="137" meta:character-count="795" meta:non-whitespace-character-count="669"/>
  </office:meta>
</office:document-meta>
</file>